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339f2" officeooo:paragraph-rsid="000339f2" style:font-size-asian="12pt" style:font-size-complex="12pt"/>
    </style:style>
    <style:style style:name="P2" style:family="paragraph" style:parent-style-name="Standard">
      <style:text-properties style:font-name="Liberation Serif" fo:font-size="12pt" fo:font-weight="normal" officeooo:rsid="000339f2" officeooo:paragraph-rsid="000339f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style="normal" fo:font-weight="normal" officeooo:rsid="0005e7d4" officeooo:paragraph-rsid="0005e7d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Liberation Serif" fo:font-size="12pt" fo:font-style="normal" fo:font-weight="normal" officeooo:rsid="000694b5" officeooo:paragraph-rsid="000694b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Liberation Serif" fo:font-size="12pt" fo:font-style="normal" fo:font-weight="bold" officeooo:rsid="0005e7d4" officeooo:paragraph-rsid="0005e7d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erif" fo:font-size="12pt" fo:font-style="normal" fo:font-weight="bold" officeooo:rsid="000694b5" officeooo:paragraph-rsid="000694b5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weight="bold" officeooo:rsid="0005e7d4" officeooo:paragraph-rsid="0005e7d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0339f2" officeooo:paragraph-rsid="000339f2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Liberation Serif" fo:font-size="12pt" fo:font-weight="normal" officeooo:paragraph-rsid="000339f2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fo:font-weight="normal" officeooo:rsid="0004c9d3" officeooo:paragraph-rsid="0004c9d3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fo:font-weight="normal" officeooo:rsid="000339f2" officeooo:paragraph-rsid="000339f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Liberation Serif" fo:font-size="12pt" fo:font-style="normal" fo:font-weight="normal" officeooo:rsid="0004c9d3" officeooo:paragraph-rsid="0004c9d3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erif" fo:font-size="12pt" fo:font-style="normal" fo:font-weight="normal" officeooo:rsid="0005e7d4" officeooo:paragraph-rsid="0004c9d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text-properties style:font-name="Liberation Serif" fo:font-size="12pt" fo:font-style="normal" fo:font-weight="normal" officeooo:rsid="0005e7d4" officeooo:paragraph-rsid="0005e7d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39f2" style:font-weight-asian="bold" style:font-weight-complex="bold"/>
    </style:style>
    <style:style style:name="T3" style:family="text">
      <style:text-properties fo:font-weight="bold" officeooo:rsid="0004c9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c9d3" style:font-weight-asian="normal" style:font-weight-complex="normal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language="pt" fo:country="BR" fo:font-weight="bold" officeooo:rsid="000339f2" style:font-weight-asian="bold" style:font-weight-complex="bold"/>
    </style:style>
    <style:style style:name="T8" style:family="text">
      <style:text-properties fo:language="pt" fo:country="BR" style:font-weight-asian="normal" style:font-weight-complex="normal"/>
    </style:style>
    <style:style style:name="T9" style:family="text">
      <style:text-properties fo:language="pt" fo:country="BR" officeooo:rsid="000339f2" style:font-weight-asian="normal" style:font-weight-complex="normal"/>
    </style:style>
    <style:style style:name="T10" style:family="text">
      <style:text-properties fo:font-variant="normal" fo:text-transform="none" fo:color="#212121" fo:letter-spacing="normal" fo:font-style="normal" officeooo:rsid="000339f2" style:font-weight-asian="normal" style:font-weight-complex="normal"/>
    </style:style>
    <style:style style:name="T11" style:family="text">
      <style:text-properties fo:font-variant="normal" fo:text-transform="none" fo:color="#212121" fo:letter-spacing="normal" fo:language="pt" fo:country="BR" style:font-weight-asian="normal" style:font-weight-complex="normal"/>
    </style:style>
    <style:style style:name="T12" style:family="text">
      <style:text-properties fo:font-variant="normal" fo:text-transform="none" fo:color="#212121" fo:letter-spacing="normal" fo:language="pt" fo:country="BR" fo:font-weight="bold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0339f2" style:font-weight-asian="normal" style:font-weight-complex="normal"/>
    </style:style>
    <style:style style:name="T15" style:family="text">
      <style:text-properties officeooo:rsid="0005e7d4" style:font-weight-asian="normal" style:font-weight-complex="normal"/>
    </style:style>
    <style:style style:name="T16" style:family="text">
      <style:text-properties fo:font-style="italic" officeooo:rsid="000339f2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stema Mars</text:p>
      <text:p text:style-name="P1"/>
      <text:p text:style-name="P7">Caso de uso</text:p>
      <text:p text:style-name="P1"/>
      <text:p text:style-name="P1">Eu como <text:span text:style-name="T1">Controlador da NASA</text:span><text:span text:style-name="T4"> deseja enviar </text:span><text:span text:style-name="T3">Comandos</text:span><text:span text:style-name="T4"> aos </text:span><text:span text:style-name="T6">Robôs</text:span><text:span text:style-name="T4"> em marte afim de movê-los pela superfície </text:span><text:span text:style-name="T5">(</text:span><text:span text:style-name="T3">Terreno</text:span><text:span text:style-name="T5">)</text:span><text:span text:style-name="T4"> do planeta;</text:span></text:p>
      <text:p text:style-name="P2"/>
      <text:p text:style-name="P7">Requisitos</text:p>
      <text:p text:style-name="P2"/>
      <text:list xml:id="list4176167880" text:style-name="L1">
        <text:list-item>
          <text:p text:style-name="P9"><text:span text:style-name="T14">A </text:span><text:span text:style-name="T2">Posição </text:span><text:span text:style-name="T14">dos robôs são compostas por um par de <text:s/></text:span><text:span text:style-name="T3">C</text:span><text:span text:style-name="T2">oordenadas</text:span><text:span text:style-name="T14"> cartesianas(x,y) e uma letra representando a </text:span><text:span text:style-name="T2">Orientação</text:span><text:span text:style-name="T14"> (</text:span><text:span text:style-name="T10">NORTH, SOUTH, EAST e WEST</text:span><text:span text:style-name="T14">). Ex: </text:span><text:span text:style-name="T16">(0, 0, N);</text:span></text:p>
        </text:list-item>
        <text:list-item>
          <text:p text:style-name="P12"><text:span text:style-name="T13">Para controlar os <text:s/></text:span><text:span text:style-name="T7">Robôs </text:span><text:span text:style-name="T9"><text:s/></text:span><text:span text:style-name="T8">são enviadas strings de </text:span><text:span text:style-name="T6">Comando</text:span><text:span text:style-name="T8"> podendo conter as letras </text:span><text:span text:style-name="T11">‘L’, ‘R’ e ‘M’. Sendo que a letra L rotaciona o </text:span><text:span text:style-name="T12">Robô</text:span><text:span text:style-name="T11"> 90º para a esquerda, a letra R rotaciona o </text:span><text:span text:style-name="T12">Robô </text:span><text:span text:style-name="T11">90º para a direita e a letra M o desloca uma posição afrente;</text:span></text:p>
        </text:list-item>
        <text:list-item>
          <text:p text:style-name="P12">O terreno deverá ser iniciado com 5x5 posições;</text:p>
        </text:list-item>
        <text:list-item>
          <text:p text:style-name="P11">O robô inicia na coordenada (0,0,N);</text:p>
        </text:list-item>
        <text:list-item>
          <text:p text:style-name="P10"><text:span text:style-name="T14">A </text:span><text:span text:style-name="T13">o término da execução de cada </text:span><text:span text:style-name="T1">Comando</text:span><text:span text:style-name="T13"> o </text:span><text:span text:style-name="T1">Robô</text:span><text:span text:style-name="T13"> deve informar sua posição atual;</text:span></text:p>
        </text:list-item>
        <text:list-item>
          <text:p text:style-name="P12"><text:span text:style-name="T14">T</text:span><text:span text:style-name="T13">odas as </text:span><text:span text:style-name="T1">Posições </text:span><text:span text:style-name="T13">consideradas “válidas” no </text:span><text:span text:style-name="T1">Terreno</text:span><text:span text:style-name="T13"> devem estar na porção positiva do eixo cartesiano, ou seja x,y&gt;=0;</text:span></text:p>
        </text:list-item>
        <text:list-item>
          <text:p text:style-name="P12"><text:span text:style-name="T13">O </text:span><text:span text:style-name="T1">Robô</text:span><text:span text:style-name="T13"> deve ser stateless </text:span><text:span text:style-name="T15">(não deverá guardar a posição em que parou na sua ultima execução);</text:span></text:p>
        </text:list-item>
      </text:list>
      <text:p text:style-name="P13"/>
      <text:p text:style-name="P5">Restrições técnicas</text:p>
      <text:p text:style-name="P3"/>
      <text:list xml:id="list2567018791" text:style-name="L2">
        <text:list-item>
          <text:p text:style-name="P14">Deve ter teste</text:p>
        </text:list-item>
        <text:list-item>
          <text:p text:style-name="P14">O desafio deve ser entregue escrito utilizando Java 8;</text:p>
        </text:list-item>
        <text:list-item>
          <text:p text:style-name="P14">O projeto deverá ser compilado utilizando o Maven;</text:p>
        </text:list-item>
        <text:list-item>
          <text:p text:style-name="P14">Deverão ser utilizadas apenas as biblioteca do SpringBoot e JUnit;</text:p>
        </text:list-item>
        <text:list-item>
          <text:p text:style-name="P14">O desafio será executado como uma aplicação SpringBoot;</text:p>
        </text:list-item>
        <text:list-item>
          <text:p text:style-name="P14">A interface de comunicação com o robô é REST;</text:p>
        </text:list-item>
      </text:list>
      <text:p text:style-name="P3"/>
      <text:p text:style-name="P6">Casos de teste fornecidos:</text:p>
      <text:p text:style-name="P4"/>
      <text:p text:style-name="P4">Movimento com rotações para direita:</text:p>
      <text:p text:style-name="P4">curl -s --request POST http://localhost:8080/rest/mars/MMRMMRMM</text:p>
      <text:p text:style-name="P4">Saída esperada: (2, 0, S)</text:p>
      <text:p text:style-name="P4"/>
      <text:p text:style-name="P4">Movimento para esquerda:</text:p>
      <text:p text:style-name="P4">Entrada: curl -s --request POST http://localhost:8080/rest/mars/MML</text:p>
      <text:p text:style-name="P4">Saída esperada: (0, 2, W)</text:p>
      <text:p text:style-name="P4"/>
      <text:p text:style-name="P4">Repetição da requisição com movimento para esquerda:</text:p>
      <text:p text:style-name="P4">Entrada: curl -s --request POST http://localhost:8080/rest/mars/MML</text:p>
      <text:p text:style-name="P4">Saída esperada: (0, 2, W)</text:p>
      <text:p text:style-name="P4"/>
      <text:p text:style-name="P4">Comando inválido:</text:p>
      <text:p text:style-name="P4">curl -s --request POST http://localhost:8080/rest/mars/AAA</text:p>
      <text:p text:style-name="P4">Saída esperada: 400 Bad Request</text:p>
      <text:p text:style-name="P4"/>
      <text:p text:style-name="P4">Posição inválida:</text:p>
      <text:p text:style-name="P4">curl -s --request POST http://localhost:8080/rest/mars/MMMMMMMMMMMMMMMMMMMMMMMM</text:p>
      <text:p text:style-name="P4"><text:soft-page-break/>Saída esperada: 400 Bad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20:30.335168095</meta:creation-date>
    <dc:date>2018-01-09T08:15:34.946557492</dc:date>
    <meta:editing-duration>PT14M31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2" meta:paragraph-count="34" meta:word-count="307" meta:character-count="1894" meta:non-whitespace-character-count="1636"/>
  </office:meta>
</office:document-meta>
</file>